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460000000A01D2E189.png" manifest:media-type="image/png"/>
  <manifest:file-entry manifest:full-path="Pictures/10000201000004B40000021F1B77C5B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Helvetica Light1" svg:font-family="'Helvetica Light'"/>
    <style:font-face style:name="Times-Roman" svg:font-family="Times-Roman" style:font-family-generic="roman"/>
    <style:font-face style:name="Helvetica3" svg:font-family="Helvetica" style:font-family-generic="swiss"/>
    <style:font-face style:name="Helvetica Light3" svg:font-family="'Helvetica Light'" style:font-family-generic="swiss"/>
    <style:font-face style:name="Arial Unicode MS1" svg:font-family="'Arial Unicode MS'" style:font-pitch="variable"/>
    <style:font-face style:name="Helvetica Light" svg:font-family="'Helvetica Light'" style:font-pitch="variable"/>
    <style:font-face style:name="Liberation Sans1" svg:font-family="'Liberation Sans'"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Helvetica Light4" svg:font-family="'Helvetica Light'"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0.363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9.562cm"/>
    </style:style>
    <style:style style:name="pr1" style:family="presentation" style:parent-style-name="Title_20__26__20_Subtitle-title">
      <style:graphic-properties draw:stroke="none" svg:stroke-width="0.035cm" draw:stroke-linejoin="miter" draw:fill="none" draw:textarea-vertical-align="top" draw:auto-grow-height="false" draw:fit-to-size="false" fo:min-height="6.362cm" fo:padding-top="0cm" fo:padding-bottom="0cm" fo:padding-left="0cm" fo:padding-right="0cm" fo:wrap-option="wrap"/>
    </style:style>
    <style:style style:name="pr2" style:family="presentation" style:parent-style-name="Title_20__26__20_Subtitle-notes">
      <style:graphic-properties draw:fill-color="#ffffff" fo:min-height="13.365cm"/>
    </style:style>
    <style:style style:name="pr3"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pr4" style:family="presentation" style:parent-style-name="Title_20__26__20_Subtitle-notes">
      <style:graphic-properties draw:fill-color="#ffffff" fo:min-height="13.364cm"/>
    </style:style>
    <style:style style:name="P1" style:family="paragraph">
      <style:paragraph-properties fo:margin-top="0cm" fo:margin-bottom="0cm" fo:line-height="100%" fo:text-align="start"/>
    </style:style>
    <style:style style:name="P2" style:family="paragraph">
      <style:paragraph-properties fo:text-align="start" style:font-independent-line-spacing="true"/>
      <style:text-properties fo:font-size="103pt"/>
    </style:style>
    <style:style style:name="P3" style:family="paragraph">
      <style:paragraph-properties fo:text-align="start"/>
      <style:text-properties fo:font-size="18pt"/>
    </style:style>
    <style:style style:name="P4" style:family="paragraph">
      <style:paragraph-properties fo:text-align="end"/>
    </style:style>
    <style:style style:name="P5" style:family="paragraph">
      <style:paragraph-properties fo:text-align="end"/>
      <style:text-properties fo:font-size="48pt" style:font-size-asian="48pt" style:font-size-complex="48pt"/>
    </style:style>
    <style:style style:name="P6" style:family="paragraph">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3" fo:font-size="12pt" style:font-name-asian="Helvetica3" style:font-size-asian="12pt" style:font-name-complex="Helvetica3" style:font-size-complex="12pt"/>
    </style:style>
    <style:style style:name="P7" style:family="paragraph">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 style:family="paragraph">
      <style:paragraph-properties fo:margin-top="0.818cm" fo:margin-bottom="0.818cm"/>
    </style:style>
    <style:style style:name="P9" style:family="paragraph">
      <style:paragraph-properties fo:margin-top="0cm" fo:margin-bottom="0cm"/>
    </style:style>
    <style:style style:name="P10" style:family="paragraph">
      <style:text-properties style:font-name="Helvetica2" fo:font-size="36pt" style:font-size-asian="18pt" style:font-size-complex="18pt"/>
    </style:style>
    <style:style style:name="P11" style:family="paragraph">
      <style:paragraph-properties style:text-autospace="none"/>
      <style:text-properties fo:color="#000000" style:font-name="Helvetica3" fo:font-size="12pt" style:font-name-asian="Helvetica3" style:font-size-asian="12pt" style:font-name-complex="Helvetica3" style:font-size-complex="12pt"/>
    </style:style>
    <style:style style:name="P12" style:family="paragraph">
      <style:paragraph-properties style:text-autospace="none"/>
    </style:style>
    <style:style style:name="P13" style:family="paragraph">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3" fo:font-size="12pt" style:letter-kerning="true" style:font-name-asian="Helvetica3" style:font-size-asian="12pt" style:font-name-complex="Helvetica3" style:font-size-complex="12pt"/>
    </style:style>
    <style:style style:name="P14" style:family="paragraph">
      <style:paragraph-properties fo:margin-left="0cm" fo:margin-right="0cm" fo:margin-top="0cm" fo:margin-bottom="0cm" fo:line-height="100%" fo:text-align="start" fo:text-indent="0cm">
        <style:tab-stops>
          <style:tab-stop style:position="0cm"/>
        </style:tab-stops>
      </style:paragraph-properties>
    </style:style>
    <style:style style:name="P15" style:family="paragraph">
      <style:paragraph-properties fo:margin-left="0cm" fo:margin-right="0cm" fo:margin-top="0.102cm" fo:margin-bottom="0.102cm" fo:line-height="100%" fo:text-align="start" fo:text-indent="0cm">
        <style:tab-stops>
          <style:tab-stop style:position="0cm"/>
        </style:tab-stops>
      </style:paragraph-properties>
    </style:style>
    <style:style style:name="P16" style:family="paragraph">
      <style:paragraph-properties fo:text-align="start" style:font-independent-line-spacing="true"/>
      <style:text-properties fo:font-size="44pt"/>
    </style:style>
    <style:style style:name="P17" style:family="paragraph">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3" fo:font-size="12pt" style:font-name-asian="Helvetica3" style:font-size-asian="12pt" style:font-name-complex="Helvetica3" style:font-size-complex="12pt"/>
    </style:style>
    <style:style style:name="P18" style:family="paragraph">
      <style:paragraph-properties fo:margin-top="0.818cm" fo:margin-bottom="1.011cm"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9" style:family="paragraph">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T1" style:family="text">
      <style:text-properties fo:font-variant="normal" fo:text-transform="none" style:text-line-through-style="none" style:text-line-through-type="none" style:font-name="Helvetica" fo:font-size="103pt" fo:letter-spacing="normal" fo:font-style="normal" style:text-underline-style="none" fo:font-weight="normal" style:font-name-asian="Helvetica" style:font-size-asian="103pt" style:font-style-asian="normal" style:font-weight-asian="normal" style:font-name-complex="Helvetica" style:font-size-complex="103pt" style:font-style-complex="normal" style:font-weight-complex="normal"/>
    </style:style>
    <style:style style:name="T2" style:family="text">
      <style:text-properties fo:font-size="48pt" style:font-size-asian="48pt" style:font-size-complex="48pt"/>
    </style:style>
    <style:style style:name="T3" style:family="text">
      <style:text-properties fo:font-variant="normal" fo:text-transform="none" style:use-window-font-color="true" style:text-outline="false" style:text-line-through-style="none" style:text-line-through-type="none" style:font-name="Helvetica3" fo:font-size="12pt" fo:font-style="normal" fo:text-shadow="none" style:text-underline-style="none" fo:font-weight="normal" style:letter-kerning="true" style:font-name-asian="Helvetica3" style:font-size-asian="12pt" style:font-style-asian="normal" style:font-weight-asian="normal" style:font-name-complex="Helvetica3"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Helvetica2" fo:font-size="36pt" fo:font-style="normal" fo:text-shadow="none" style:text-underline-style="none" fo:font-weight="normal" style:letter-kerning="true" style:font-name-asian="Helvetica3" style:font-size-asian="18pt" style:font-style-asian="normal" style:font-weight-asian="normal" style:font-name-complex="Helvetica3" style:font-size-complex="18pt" style:font-style-complex="normal" style:font-weight-complex="normal" style:text-emphasize="none" style:font-relief="none" style:text-overline-style="none" style:text-overline-color="font-color"/>
    </style:style>
    <style:style style:name="T5" style:family="text">
      <style:text-properties style:font-name="Helvetica2" fo:font-size="36pt" style:font-size-asian="18pt" style:font-size-complex="18pt"/>
    </style:style>
    <style:style style:name="T6" style:family="text">
      <style:text-properties fo:font-variant="normal" fo:text-transform="none" style:use-window-font-color="true" style:text-outline="false" style:text-line-through-style="none" style:text-line-through-type="none" style:font-name="Helvetica" fo:font-size="103pt" fo:letter-spacing="normal" fo:font-style="normal" fo:text-shadow="none" style:text-underline-style="none" fo:font-weight="normal" style:letter-kerning="true" style:font-name-asian="Helvetica" style:font-size-asian="103pt" style:font-style-asian="normal" style:font-weight-asian="normal" style:font-name-complex="Helvetica" style:font-size-complex="103pt" style:font-style-complex="normal" style:font-weight-complex="normal" style:text-emphasize="none" style:font-relief="none" style:text-overline-style="none" style:text-overline-color="font-color"/>
    </style:style>
    <style:style style:name="T7" style:family="text">
      <style:text-properties fo:color="#000000" style:font-name="Helvetica3" fo:font-size="12pt" style:font-name-asian="Helvetica3" style:font-size-asian="12pt" style:font-name-complex="Helvetica3" style:font-size-complex="12pt"/>
    </style:style>
    <style:style style:name="T8" style:family="text">
      <style:text-properties style:font-name="Helvetica3" fo:font-size="12pt" style:letter-kerning="true" style:font-name-asian="Helvetica3" style:font-size-asian="12pt" style:font-name-complex="Helvetica3" style:font-size-complex="12pt"/>
    </style:style>
    <style:style style:name="T9" style:family="text">
      <style:text-properties fo:font-variant="normal" fo:text-transform="none" style:text-line-through-style="none" style:text-line-through-type="none" style:font-name="Helvetica" fo:font-size="35.7000007629395pt" fo:letter-spacing="normal" fo:font-style="normal" style:text-underline-style="none" fo:font-weight="normal" style:font-name-asian="Helvetica" style:font-size-asian="35.7000007629395pt" style:font-style-asian="normal" style:font-weight-asian="normal" style:font-name-complex="Helvetica" style:font-size-complex="35.7000007629395pt" style:font-style-complex="normal" style:font-weight-complex="normal"/>
    </style:style>
    <style:style style:name="T10" style:family="text">
      <style:text-properties fo:font-variant="normal" fo:text-transform="none" fo:color="#000000" style:text-outline="false" style:text-line-through-style="none" style:text-line-through-type="none" style:font-name="Helvetica3" fo:font-size="12pt" fo:font-style="normal" fo:text-shadow="none" style:text-underline-style="none" fo:font-weight="normal" style:letter-kerning="true" style:font-name-asian="Helvetica3" style:font-size-asian="12pt" style:font-style-asian="normal" style:font-weight-asian="normal" style:font-name-complex="Helvetica3"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Helvetica" fo:font-size="35.7000007629395pt" fo:letter-spacing="normal" fo:font-style="normal" fo:text-shadow="none" style:text-underline-style="none" fo:font-weight="normal" style:letter-kerning="true" style:font-name-asian="Helvetica" style:font-size-asian="35.7000007629395pt" style:font-style-asian="normal" style:font-weight-asian="normal" style:font-name-complex="Helvetica" style:font-size-complex="35.7000007629395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Helvetica" fo:font-size="35.7000007629395pt" fo:letter-spacing="normal" fo:font-style="normal" fo:text-shadow="none" style:text-underline-style="none" fo:font-weight="normal" style:letter-kerning="true" style:font-name-asian="Helvetica" style:font-size-asian="35.7000007629395pt" style:font-style-asian="normal" style:font-weight-asian="normal" style:font-name-complex="Helvetica" style:font-size-complex="35.7000007629395pt" style:font-style-complex="normal" style:font-weight-complex="normal" style:text-emphasize="none" style:font-relief="none" style:text-overline-style="none" style:text-overline-color="font-color"/>
    </style:style>
    <style:style style:name="T13" style:family="text">
      <style:text-properties fo:color="#0000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Heading" draw:style-name="dp1" draw:master-page-name="Title_20__26__20_Subtitle" presentation:presentation-page-layout-name="AL1T1">
        <office:forms form:automatic-focus="false" form:apply-design-mode="false"/>
        <draw:frame draw:name="Shape 33" presentation:style-name="pr1" draw:text-style-name="P2" draw:layer="layout" svg:width="47.483cm" svg:height="6.123cm" svg:x="3.825cm" svg:y="9.224cm" presentation:class="title" presentation:user-transformed="true">
          <draw:text-box>
            <text:p text:style-name="P1"><text:span text:style-name="T1">NGINX Performance testing</text:span></text:p>
          </draw:text-box>
        </draw:frame>
        <draw:frame draw:name="pasted-image.pdf" draw:style-name="gr1" draw:text-style-name="P3" draw:layer="layout" svg:width="44.536cm" svg:height="1.142cm" svg:x="3.978cm" svg:y="14.205cm">
          <draw:image xlink:href="Pictures/10000201000001460000000A01D2E189.png" xlink:type="simple" xlink:show="embed" xlink:actuate="onLoad">
            <text:p/>
          </draw:image>
        </draw:frame>
        <draw:frame draw:style-name="gr2" draw:text-style-name="P5" draw:layer="layout" svg:width="26.416cm" svg:height="10.613cm" svg:x="22.86cm" svg:y="25.654cm">
          <draw:text-box>
            <text:p text:style-name="P4"><text:span text:style-name="T2">Konstantin Pavlov</text:span></text:p>
            <text:p text:style-name="P4"><text:span text:style-name="T2">thresh@nginx.com</text:span></text:p>
            <text:p text:style-name="P4"><text:span text:style-name="T2"/></text:p>
            <text:p text:style-name="P4"><text:span text:style-name="T2">NGINX, Inc.</text:span></text:p>
            <text:p text:style-name="P4"><text:span text:style-name="T2"><text:s/></text:span><text:span text:style-name="T2">10/22/2014</text:span></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5cm" svg:x="2.1cm" svg:y="14.107cm" presentation:class="notes" presentation:user-transformed="true">
            <draw:text-box>
              <text:p text:style-name="P6"><text:span text:style-name="T3">People frequently ask about the way to accurately benchmark NGINX. Their goal is of course to determine the maximum level of performance possible. If you ever tried benchmarking a web server before, you know that the results can be misleading or confusing. There is a lot of information on that online, but usually it’s overly simplified and lack a lot of details which play a large role in the process and skew the results both ways. I will try to clear some confusion on that so you can achieve most accurate and understandable results.</text:span></text:p>
            </draw:text-box>
          </draw:frame>
        </presentation:notes>
      </draw:page>
      <draw:page draw:name="page2" draw:style-name="dp1" draw:master-page-name="Title_20__26__20_Subtitle">
        <office:forms form:automatic-focus="false" form:apply-design-mode="false"/>
        <draw:frame draw:style-name="gr4" draw:text-style-name="P10" draw:layer="layout" svg:width="47.244cm" svg:height="19.812cm" svg:x="5.334cm" svg:y="17.78cm">
          <draw:text-box>
            <text:list text:style-name="L1">
              <text:list-header>
                <text:p><text:span text:style-name="T4"/></text:p>
              </text:list-header>
              <text:list-item>
                <text:p><text:span text:style-name="T5">Make sure you're actually measuring the server performance, not the client one</text:span></text:p>
                <text:p><text:span text:style-name="T5"/></text:p>
                <text:list>
                  <text:list-header>
                    <text:p><text:span text:style-name="T5">The client must be more powerful than the server</text:span></text:p>
                    <text:p><text:span text:style-name="T5"/></text:p>
                    <text:p><text:span text:style-name="T5"/></text:p>
                  </text:list-header>
                </text:list>
              </text:list-item>
              <text:list-item>
                <text:p text:style-name="P7"><text:span text:style-name="T4">Use contemporary load testing software</text:span></text:p>
                <text:p text:style-name="P7"><text:span text:style-name="T4"/></text:p>
              </text:list-item>
            </text:list>
            <text:list text:style-name="L3">
              <text:list-item>
                <text:list>
                  <text:list-item>
                    <text:list>
                      <text:list-header>
                        <text:p text:style-name="P8"><text:span text:style-name="T4">Good: wrk, siege</text:span></text:p>
                        <text:p text:style-name="P9"><text:span text:style-name="T4">Bad: ab – fine for simple tests only</text:span></text:p>
                      </text:list-header>
                    </text:list>
                  </text:list-item>
                </text:list>
              </text:list-item>
            </text:list>
            <text:list text:style-name="L1">
              <text:list-header>
                <text:p><text:span text:style-name="T5"><text:s/></text:span></text:p>
              </text:list-header>
            </text:list>
          </draw:text-box>
        </draw:frame>
        <draw:frame draw:name="Shape 37" presentation:style-name="pr1" draw:text-style-name="P2" draw:layer="layout" svg:width="59.182cm" svg:height="6.123cm" svg:x="3.302cm" svg:y="9.371cm" presentation:class="title" presentation:user-transformed="true">
          <draw:text-box>
            <text:p text:style-name="P7"><text:span text:style-name="T6">Set test bed properly, use right tools</text:span></text:p>
          </draw:text-box>
        </draw:frame>
        <draw:frame draw:name="pasted-image.pdf" draw:style-name="gr1" draw:text-style-name="P3" draw:layer="layout" svg:width="58.506cm" svg:height="0.78cm" svg:x="3.978cm" svg:y="14.206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layer="layout" svg:width="16.799cm" svg:height="13.365cm" svg:x="2.1cm" svg:y="14.107cm" presentation:class="notes">
            <draw:text-box>
              <text:p text:style-name="P11">When you measure web server performance using specialized tools, remember that you will actually be measuring the performance of both the </text:p>
              <text:p text:style-name="P11">test tools and the web server. You’ll also be dependent on the environment in which you host the test.</text:p>
              <text:p text:style-name="P12"><text:span text:style-name="T7">Even the most optimal client code is less powerful than the server code, which means if you have same hardware on client and server side, client will be losing to the server. So </text:span><text:span text:style-name="T8">make sure you have enough horsepower for the load generating software you’re using - insufficient resources will mean you’re not loading your server fully.</text:span></text:p>
              <text:p text:style-name="P13">You have to choose adequate load generating software: ab is fine for simple tests, while siege or wrk are better suited for real-world scenarios with different traffic patterns.</text:p>
            </draw:text-box>
          </draw:frame>
        </presentation:notes>
      </draw:page>
      <draw:page draw:name="page3" draw:style-name="dp1" draw:master-page-name="Title_20__26__20_Subtitle">
        <draw:frame draw:name="Shape 37" presentation:style-name="pr1" draw:text-style-name="P2" draw:layer="layout" svg:width="40.854cm" svg:height="6.123cm" svg:x="3.825cm" svg:y="9.225cm" presentation:class="title" presentation:user-transformed="true">
          <draw:text-box>
            <text:p text:style-name="P1"><text:span text:style-name="T1">Testing on localhost</text:span></text:p>
          </draw:text-box>
        </draw:frame>
        <draw:frame draw:name="pasted-image.pdf" draw:style-name="gr1" draw:text-style-name="P3" draw:layer="layout" svg:width="32.598cm" svg:height="0.526cm" svg:x="3.978cm" svg:y="14.206cm">
          <draw:image xlink:href="Pictures/10000201000001460000000A01D2E189.png" xlink:type="simple" xlink:show="embed" xlink:actuate="onLoad">
            <text:p/>
          </draw:image>
        </draw:frame>
        <draw:frame draw:name="Shape 38" presentation:style-name="pr3" draw:text-style-name="P16" draw:layer="layout" svg:width="39.748cm" svg:height="10.29cm" svg:x="5.842cm" svg:y="17.781cm" presentation:class="outline" presentation:user-transformed="true">
          <draw:text-box>
            <text:p text:style-name="P14"><text:span text:style-name="T9">Separate load-generating client from the server:</text:span></text:p>
            <text:p text:style-name="P14"><text:span text:style-name="T9"/></text:p>
            <text:list text:style-name="L1">
              <text:list-item>
                <text:p text:style-name="P15"><text:span text:style-name="T9">'worker_cpu_affinity' in nginx.conf:</text:span></text:p>
                <text:p text:style-name="P15"><text:span text:style-name="T9"/></text:p>
                <text:p text:style-name="P15"><text:span text:style-name="T9">worker_processes <text:s text:c="3"/>4;</text:span></text:p>
                <text:p text:style-name="P15"><text:span text:style-name="T9">worker_cpu_affinity 0001 0010 0100 1000;</text:span></text:p>
                <text:p text:style-name="P15"><text:span text:style-name="T9"/></text:p>
              </text:list-item>
              <text:list-item>
                <text:p text:style-name="P15"><text:span text:style-name="T9">taskset (Linux) or cpuset (FreeBSD) for load generating client:</text:span></text:p>
                <text:p text:style-name="P15"><text:span text:style-name="T9"/></text:p>
                <text:p text:style-name="P15"><text:span text:style-name="T9">$ taskset -c 5-8 wrk http://localhost:8080/file.bin</text:span></text:p>
              </text:list-item>
            </text:list>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draw:text-box>
              <text:p text:style-name="P17"><text:span text:style-name="T10">Many people choose to do benchmarks on the same machine, but this means the client and the server will compete for system resources and will produce vastly different results - make sure you separate them, e.g. use taskset on linux and cpuset on freebsd to tie wrk/ab to specific cores (keep in mind NUMA), and use worker_cpu_affinity in nginx.</text:span></text:p>
            </draw:text-box>
          </draw:frame>
        </presentation:notes>
      </draw:page>
      <draw:page draw:name="page4" draw:style-name="dp1" draw:master-page-name="Title_20__26__20_Subtitle">
        <draw:frame draw:name="pasted-image.pdf" draw:style-name="gr1" draw:text-style-name="P3" draw:layer="layout" svg:width="35.9cm" svg:height="0.526cm" svg:x="3.978cm" svg:y="14.206cm">
          <draw:image xlink:href="Pictures/10000201000001460000000A01D2E189.png" xlink:type="simple" xlink:show="embed" xlink:actuate="onLoad">
            <text:p/>
          </draw:image>
        </draw:frame>
        <draw:frame draw:name="Shape 37" presentation:style-name="pr1" draw:text-style-name="P2" draw:layer="layout" svg:width="40.854cm" svg:height="6.123cm" svg:x="3.825cm" svg:y="9.226cm" presentation:class="title" presentation:user-transformed="true">
          <draw:text-box>
            <text:p text:style-name="P1"><text:span text:style-name="T1">Network-based testing</text:span></text:p>
          </draw:text-box>
        </draw:frame>
        <draw:frame draw:name="Shape 38" presentation:style-name="pr3" draw:text-style-name="P16" draw:layer="layout" svg:width="39.748cm" svg:height="10.29cm" svg:x="3.86cm" svg:y="17.78cm" presentation:class="outline" presentation:user-transformed="true">
          <draw:text-box>
            <text:list text:style-name="L4">
              <text:list-item>
                <text:p text:style-name="P18"><text:span text:style-name="T11">Make sure you have enough resources to fully saturate network and </text:span><text:span text:style-name="T11">server resources</text:span></text:p>
              </text:list-item>
              <text:list-item>
                <text:p text:style-name="P7"><text:span text:style-name="T11">Use a powerful machine</text:span></text:p>
              </text:list-item>
              <text:list-item>
                <text:p text:style-name="P7"><text:span text:style-name="T11">Or use several machines in orchestrated testing scenario</text:span></text:p>
              </text:list-item>
            </text:list>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draw:text-box>
              <text:p text:style-name="P17">When you’re doing network testing, make sure your environment is fully saturated by your testing hardware.</text:p>
              <text:p text:style-name="P11">Consider investing in additional resources, and build a test environment that best matches your benchmarking goal. You should consider using several clients in a back-to-back testing, so you can fully saturate the network and the server’s resources.</text:p>
            </draw:text-box>
          </draw:frame>
        </presentation:notes>
      </draw:page>
      <draw:page draw:name="page5" draw:style-name="dp1" draw:master-page-name="Title_20__26__20_Subtitle">
        <office:forms form:automatic-focus="false" form:apply-design-mode="false"/>
        <draw:frame draw:name="Shape 37" presentation:style-name="pr1" draw:text-style-name="P2" draw:layer="layout" svg:width="40.854cm" svg:height="6.123cm" svg:x="3.825cm" svg:y="9.224cm" presentation:class="title" presentation:user-transformed="true">
          <draw:text-box>
            <text:p text:style-name="P1"><text:span text:style-name="T1">NGINX Configuration</text:span></text:p>
          </draw:text-box>
        </draw:frame>
        <draw:frame draw:name="Shape 38" presentation:style-name="pr3" draw:text-style-name="P16" draw:layer="layout" svg:width="39.748cm" svg:height="10.29cm" svg:x="3.86cm" svg:y="17.78cm" presentation:class="outline" presentation:user-transformed="true">
          <draw:text-box>
            <text:p text:style-name="P14"><text:span text:style-name="T12">Default: best performing in most real-world scenarios, but compromises </text:span><text:span text:style-name="T12">between resource consumption and performance </text:span></text:p>
            <text:p text:style-name="P14"><text:span text:style-name="T12"/></text:p>
            <text:p text:style-name="P14"><text:span text:style-name="T12">Benchmarks are synthetic and most of the time completely different </text:span><text:span text:style-name="T12">from real-world traffic patterns, hence you have to configure nginx to </text:span><text:span text:style-name="T12">accept unusual traffic flows</text:span></text:p>
            <text:list text:style-name="L1">
              <text:list-header>
                <text:p text:style-name="P14"><text:span text:style-name="T12"/></text:p>
              </text:list-header>
            </text:list>
          </draw:text-box>
        </draw:frame>
        <draw:frame draw:name="pasted-image.pdf" draw:style-name="gr1" draw:text-style-name="P3" draw:layer="layout" svg:width="34.122cm" svg:height="0.527cm" svg:x="3.978cm" svg:y="14.205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draw:text-box>
              <text:p text:style-name="P6"><text:span text:style-name="T3">One of the most common errors one can take is to use default configurations when benchmarking nginx. The default configuration in nginx is a typical ‘good enough for most cases’ type of configuration, which is supposed to work on a typical web traffic pattern. It is also a compromise between resource consumption and performance. The thing is, benchmarking and getting the max requests per second number is not something default configuration was written for - real-life requests and traffic flow usually differs greatly from that kind of synthetic test. Tools like ab generate absolutely atypical traffic flow by requesting the same resource with constant activity.</text:span></text:p>
            </draw:text-box>
          </draw:frame>
        </presentation:notes>
      </draw:page>
      <draw:page draw:name="page6" draw:style-name="dp1" draw:master-page-name="Title_20__26__20_Subtitle">
        <draw:frame draw:name="Shape 37" presentation:style-name="pr1" draw:text-style-name="P2" draw:layer="layout" svg:width="40.854cm" svg:height="6.123cm" svg:x="3.825cm" svg:y="9.224cm" presentation:class="title" presentation:user-transformed="true">
          <draw:text-box>
            <text:p text:style-name="P1"><text:span text:style-name="T1">NGINX Configuration</text:span></text:p>
          </draw:text-box>
        </draw:frame>
        <draw:frame draw:name="Shape 38" presentation:style-name="pr3" draw:text-style-name="P16" draw:layer="layout" svg:width="52.528cm" svg:height="10.29cm" svg:x="3.86cm" svg:y="17.78cm" presentation:class="outline" presentation:user-transformed="true">
          <draw:text-box>
            <text:p text:style-name="P14"><text:span text:style-name="T12">Following directives to be considered:</text:span></text:p>
            <text:p text:style-name="P14"><text:span text:style-name="T12"/></text:p>
            <text:list text:style-name="L1">
              <text:list-item>
                <text:p text:style-name="P14"><text:span text:style-name="T12">accept_mutex – controls whether all workers are notified on new </text:span><text:span text:style-name="T12">connections</text:span></text:p>
              </text:list-item>
              <text:list-item>
                <text:p text:style-name="P14"><text:span text:style-name="T12">worker_processes – defines the number of worker processes</text:span></text:p>
              </text:list-item>
              <text:list-item>
                <text:p text:style-name="P14"><text:span text:style-name="T12">worker_connections – defines the max number of simultaneous </text:span><text:span text:style-name="T12">connections per worker</text:span></text:p>
              </text:list-item>
              <text:list-item>
                <text:p text:style-name="P14"><text:span text:style-name="T12">worker_rlimit_nofile – defines the max number of open files per </text:span><text:span text:style-name="T12">worker</text:span></text:p>
              </text:list-item>
              <text:list-item>
                <text:p text:style-name="P14"><text:span text:style-name="T12">aio – controls the usage of asynchronous I/O on Linux and FreeBSD <text:s/></text:span></text:p>
              </text:list-item>
              <text:list-item>
                <text:p text:style-name="P14"><text:span text:style-name="T12">sendfile – controls the use of sendfile system call</text:span></text:p>
              </text:list-item>
            </text:list>
          </draw:text-box>
        </draw:frame>
        <draw:frame draw:name="pasted-image.pdf" draw:style-name="gr1" draw:text-style-name="P3" draw:layer="layout" svg:width="34.122cm" svg:height="0.527cm" svg:x="3.978cm" svg:y="14.205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draw:text-box>
              <text:p text:style-name="P6">When writing a configuration file for benchmarking nginx, the following directives are to be considered looking into:</text:p>
              <text:p text:style-name="P6">accept_mutex off - controls whether the worker process grabs all new connections at a time,</text:p>
              <text:p text:style-name="P6">worker_proccesses - number of worker processes to start,</text:p>
              <text:p text:style-name="P6">worker_cpu_affinity - ties worker processes to specific CPUs,</text:p>
              <text:p text:style-name="P6">worker_connections - number of connections worker will be able to accept simultaneously,</text:p>
              <text:p text:style-name="P6">worker_rlimit_nofile - number of open files <text:s/>for worker process,</text:p>
              <text:p text:style-name="P19"><text:span text:style-name="T13"/></text:p>
              <text:p text:style-name="P17">sendfile - controls the use of sendfile system call - speeds things up drastically on Linux,</text:p>
              <text:p text:style-name="P17">aio - controls usage of asynchronous IO on Linux/FreeBSD</text:p>
            </draw:text-box>
          </draw:frame>
        </presentation:notes>
      </draw:page>
      <draw:page draw:name="page7" draw:style-name="dp1" draw:master-page-name="Title_20__26__20_Subtitle">
        <draw:frame draw:name="Shape 37" presentation:style-name="pr1" draw:text-style-name="P2" draw:layer="layout" svg:width="40.854cm" svg:height="6.123cm" svg:x="3.825cm" svg:y="9.224cm" presentation:class="title" presentation:user-transformed="true">
          <draw:text-box>
            <text:p text:style-name="P1"><text:span text:style-name="T1">External factors</text:span></text:p>
          </draw:text-box>
        </draw:frame>
        <draw:frame draw:name="Shape 38" presentation:style-name="pr3" draw:text-style-name="P16" draw:layer="layout" svg:width="39.748cm" svg:height="10.29cm" svg:x="3.86cm" svg:y="17.78cm" presentation:class="outline" presentation:user-transformed="true">
          <draw:text-box>
            <text:p text:style-name="P14"><text:span text:style-name="T12">Take external factors into consideration:</text:span></text:p>
            <text:list text:style-name="L1">
              <text:list-item>
                <text:p text:style-name="P14"><text:span text:style-name="T12">Disable CPU throttling – powersaving will hurt the performance</text:span></text:p>
              </text:list-item>
              <text:list-item>
                <text:p text:style-name="P14"><text:span text:style-name="T12">Tune your OS TCP stack</text:span></text:p>
              </text:list-item>
              <text:list-item>
                <text:p text:style-name="P14"><text:span text:style-name="T12">Tune IO stack for scheduling mechanisms and queue sizes </text:span></text:p>
              </text:list-item>
              <text:list-item>
                <text:p text:style-name="P14"><text:span text:style-name="T12">Tune NIC drivers for frame sizes and hardware offloading</text:span></text:p>
              </text:list-item>
              <text:list-item>
                <text:p text:style-name="P14"><text:span text:style-name="T12">Disable cron jobs</text:span></text:p>
              </text:list-item>
              <text:list-item>
                <text:p text:style-name="P14"><text:span text:style-name="T12">Disable third-party daemons</text:span></text:p>
              </text:list-item>
            </text:list>
          </draw:text-box>
        </draw:frame>
        <draw:frame draw:name="pasted-image.pdf" draw:style-name="gr1" draw:text-style-name="P3" draw:layer="layout" svg:width="25.486cm" svg:height="0.539cm" svg:x="3.978cm" svg:y="14.205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4" draw:layer="layout" svg:width="16.799cm" svg:height="13.364cm" svg:x="2.1cm" svg:y="14.107cm" presentation:class="notes">
            <draw:text-box>
              <text:p text:style-name="P6"/>
              <text:p text:style-name="P6">It’s not only the configuration problems that might lead to discrepancies in the results of your benchmark, also some external factors should be taken into consideration. Power saving features in contemporary CPUs can control the frequency depending on the load the core receives. Which means the performance will suffer if the CPU decides to lower down the frequency.</text:p>
              <text:p text:style-name="P6"/>
              <text:p text:style-name="P6"><text:span text:style-name="T3">And it’s not only the CPU that can do similar things, it can be your OS kernel for TCP stack parameters, network interface cards drivers for the frame sizes and/or offloading features, block devices for queue sizes or scheduling mechanisms.</text:span></text:p>
              <text:p text:style-name="P6"><text:span text:style-name="T3"/></text:p>
              <text:p text:style-name="P6"><text:span text:style-name="T3">Aside from that, make sure there are no cron jobs ran during the benchmark and preferably stop third-party daemons. The best thing is to use a sterile machine.</text:span></text:p>
              <text:p text:style-name="P6"/>
            </draw:text-box>
          </draw:frame>
        </presentation:notes>
      </draw:page>
      <draw:page draw:name="page8" draw:style-name="dp1" draw:master-page-name="Title_20__26__20_Subtitle">
        <draw:frame draw:name="Shape 37" presentation:style-name="pr1" draw:text-style-name="P2" draw:layer="layout" svg:width="40.854cm" svg:height="6.123cm" svg:x="3.825cm" svg:y="9.224cm" presentation:class="title" presentation:user-transformed="true">
          <draw:text-box>
            <text:p text:style-name="P1"><text:span text:style-name="T1">Monitoring</text:span></text:p>
          </draw:text-box>
        </draw:frame>
        <draw:frame draw:name="Shape 38" presentation:style-name="pr3" draw:text-style-name="P16" draw:layer="layout" svg:width="39.748cm" svg:height="10.29cm" svg:x="3.86cm" svg:y="17.78cm" presentation:class="outline" presentation:user-transformed="true">
          <draw:text-box>
            <text:p text:style-name="P14"><text:span text:style-name="T12">Monitor everything on both the client and the server:</text:span></text:p>
            <text:p text:style-name="P14"><text:span text:style-name="T12"/></text:p>
            <text:list text:style-name="L1">
              <text:list-item>
                <text:p text:style-name="P14"><text:span text:style-name="T12">CPU usage: htop, ps</text:span></text:p>
                <text:p text:style-name="P14"><text:span text:style-name="T12"/></text:p>
              </text:list-item>
              <text:list-item>
                <text:p text:style-name="P14"><text:span text:style-name="T12">RAM usage: free</text:span></text:p>
                <text:p text:style-name="P14"><text:span text:style-name="T12"/></text:p>
              </text:list-item>
              <text:list-item>
                <text:p text:style-name="P14"><text:span text:style-name="T12">Disk IO: iostat</text:span></text:p>
                <text:p text:style-name="P14"><text:span text:style-name="T12"/></text:p>
              </text:list-item>
              <text:list-item>
                <text:p text:style-name="P14"><text:span text:style-name="T12">Network IO: netstat, tcpdump</text:span></text:p>
              </text:list-item>
            </text:list>
          </draw:text-box>
        </draw:frame>
        <draw:frame draw:name="pasted-image.pdf" draw:style-name="gr1" draw:text-style-name="P3" draw:layer="layout" svg:width="18.114cm" svg:height="0.539cm" svg:x="3.978cm" svg:y="14.205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draw:text-box>
              <text:p text:style-name="P6"><text:span text:style-name="T3">You should monitor everything. Use tools like htop to monitor CPU usage, free to monitor RAM usage, iostat for disk I/O, tcpdump to look for network issues. Monitoring should be enabled on both client and server to be able to find out where the bottlenecks are. It’s preferable to use some system to collect, store and then review the monitoring data automatically. If you already have a real-world monitoring tool you’re using in production, you should definitely enable it for benchmarking servers.</text:span></text:p>
              <text:p text:style-name="P6"><text:span text:style-name="T3"/></text:p>
            </draw:text-box>
          </draw:frame>
        </presentation:notes>
      </draw:page>
      <draw:page draw:name="page9" draw:style-name="dp1" draw:master-page-name="Title_20__26__20_Subtitle">
        <draw:frame draw:name="Shape 37" presentation:style-name="pr1" draw:text-style-name="P2" draw:layer="layout" svg:width="40.854cm" svg:height="6.123cm" svg:x="3.825cm" svg:y="9.224cm" presentation:class="title" presentation:user-transformed="true">
          <draw:text-box>
            <text:p text:style-name="P1"><text:span text:style-name="T1">Monitoring</text:span></text:p>
          </draw:text-box>
        </draw:frame>
        <draw:frame draw:name="Shape 38" presentation:style-name="pr3" draw:text-style-name="P16" draw:layer="layout" svg:width="39.748cm" svg:height="10.29cm" svg:x="3.86cm" svg:y="17.78cm" presentation:class="outline" presentation:user-transformed="true">
          <draw:text-box>
            <text:p text:style-name="P14"><text:span text:style-name="T12">If something goes wrong, check the system logs:</text:span></text:p>
            <text:p text:style-name="P14"><text:span text:style-name="T12"/></text:p>
            <text:list text:style-name="L1">
              <text:list-item>
                <text:p text:style-name="P14"><text:span text:style-name="T12">dmesg</text:span></text:p>
                <text:p text:style-name="P14"><text:span text:style-name="T12"/></text:p>
              </text:list-item>
              <text:list-item>
                <text:p text:style-name="P14"><text:span text:style-name="T12">/var/log/messages or /var/log/syslog</text:span></text:p>
                <text:p text:style-name="P14"><text:span text:style-name="T12"/></text:p>
              </text:list-item>
            </text:list>
            <text:p text:style-name="P14"><text:span text:style-name="T11">And check nginx error log:</text:span></text:p>
            <text:p text:style-name="P14"><text:span text:style-name="T11"/></text:p>
            <text:list text:style-name="L5">
              <text:list-item>
                <text:p text:style-name="P14"><text:span text:style-name="T12">error_log /var/log/nginx/error.log;</text:span></text:p>
              </text:list-item>
            </text:list>
          </draw:text-box>
        </draw:frame>
        <draw:frame draw:name="pasted-image.pdf" draw:style-name="gr1" draw:text-style-name="P3" draw:layer="layout" svg:width="18.114cm" svg:height="0.539cm" svg:x="3.978cm" svg:y="14.205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draw:text-box>
              <text:p text:style-name="P6"><text:span text:style-name="T3">If you notice any problem and unexpected results on your benchmark, it might mean that there is something wrong going on. You should check operating system logs - by dmesg or /var/log/messages. NGINX error logs should also be checked for relevant messages.</text:span></text:p>
              <text:p text:style-name="P6"><text:span text:style-name="T3"/></text:p>
            </draw:text-box>
          </draw:frame>
        </presentation:notes>
      </draw:page>
      <draw:page draw:name="page10" draw:style-name="dp1" draw:master-page-name="Title_20__26__20_Subtitle">
        <draw:frame draw:name="Shape 37" presentation:style-name="pr1" draw:text-style-name="P2" draw:layer="layout" svg:width="40.854cm" svg:height="6.123cm" svg:x="3.825cm" svg:y="9.224cm" presentation:class="title" presentation:user-transformed="true">
          <draw:text-box>
            <text:p text:style-name="P1"><text:span text:style-name="T1">Interpret the results</text:span></text:p>
          </draw:text-box>
        </draw:frame>
        <draw:frame draw:name="Shape 38" presentation:style-name="pr3" draw:text-style-name="P16" draw:layer="layout" svg:width="39.748cm" svg:height="14.224cm" svg:x="3.86cm" svg:y="17.78cm" presentation:class="outline" presentation:user-transformed="true">
          <draw:text-box>
            <text:p text:style-name="P14"><text:span text:style-name="T12">Statistics is the key to understand if your results are valid:</text:span></text:p>
            <text:p text:style-name="P14"><text:span text:style-name="T12"/></text:p>
            <text:list text:style-name="L1">
              <text:list-item>
                <text:p text:style-name="P14"><text:span text:style-name="T12">Do enough tests, more is better</text:span></text:p>
              </text:list-item>
              <text:list-item>
                <text:p text:style-name="P14"><text:span text:style-name="T12">Evaluate standard deviation</text:span></text:p>
              </text:list-item>
              <text:list-item>
                <text:p text:style-name="P14"><text:span text:style-name="T12">Peaks and averages are not meaningful</text:span></text:p>
              </text:list-item>
              <text:list-item>
                <text:p text:style-name="P14"><text:span text:style-name="T12">Know the distribution</text:span></text:p>
                <text:p text:style-name="P14"><text:span text:style-name="T12"/></text:p>
              </text:list-item>
            </text:list>
            <text:p text:style-name="P14"><text:span text:style-name="T11">Tools like ministat will help you to evaluate your results</text:span></text:p>
          </draw:text-box>
        </draw:frame>
        <draw:frame draw:name="pasted-image.pdf" draw:style-name="gr1" draw:text-style-name="P3" draw:layer="layout" svg:width="31.328cm" svg:height="0.539cm" svg:x="3.978cm" svg:y="14.205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draw:text-box>
              <text:p text:style-name="P6"><text:span text:style-name="T3">So you have the results, but now you need to interpret those to make sure they are valid and of a good quality. Getting a proper statistic report is a key thing in here. You should do enough probes (the more is better). Evaluate standard deviation - because peaks and averages do not tell a lot about the quality of results without standard deviation. Know the distribution of your results - large spread and instability of results might mean that there is a problem in your measurements.</text:span></text:p>
              <text:p text:style-name="P6"><text:span text:style-name="T3"/></text:p>
              <text:p text:style-name="P6"><text:span text:style-name="T3">Tools like ministat will help to evaluate your results.</text:span></text:p>
            </draw:text-box>
          </draw:frame>
        </presentation:notes>
      </draw:page>
      <draw:page draw:name="page11" draw:style-name="dp1" draw:master-page-name="Title_20__26__20_Subtitle">
        <draw:frame draw:name="Shape 37" presentation:style-name="pr1" draw:text-style-name="P2" draw:layer="layout" svg:width="40.854cm" svg:height="6.123cm" svg:x="3.825cm" svg:y="9.224cm" presentation:class="title" presentation:user-transformed="true">
          <draw:text-box>
            <text:p text:style-name="P1"><text:span text:style-name="T1">Interpret the results</text:span></text:p>
          </draw:text-box>
        </draw:frame>
        <draw:frame draw:name="Shape 38" presentation:style-name="pr3" draw:text-style-name="P16" draw:layer="layout" svg:width="39.748cm" svg:height="14.224cm" svg:x="3.86cm" svg:y="17.78cm" presentation:class="outline" presentation:user-transformed="true">
          <draw:text-box>
            <text:list text:style-name="L4">
              <text:list-item>
                <text:p text:style-name="P7"><text:span text:style-name="T12">Do not focus on raw requests per second rate</text:span></text:p>
                <text:p text:style-name="P7"><text:span text:style-name="T12"/></text:p>
              </text:list-item>
              <text:list-item>
                <text:p text:style-name="P7"><text:span text:style-name="T12">Latency is important – the users care about it</text:span></text:p>
                <text:p text:style-name="P7"><text:span text:style-name="T12"/></text:p>
              </text:list-item>
              <text:list-item>
                <text:p text:style-name="P7"><text:span text:style-name="T12">Make sure the test results are consistent and repeatable</text:span></text:p>
              </text:list-item>
            </text:list>
          </draw:text-box>
        </draw:frame>
        <draw:frame draw:name="pasted-image.pdf" draw:style-name="gr1" draw:text-style-name="P3" draw:layer="layout" svg:width="31.074cm" svg:height="0.539cm" svg:x="3.978cm" svg:y="14.205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draw:text-box>
              <text:p text:style-name="P6">Another thing to keep in mind when you’re doing a benchmark, is that you should not focus on the raw number of requests per second but also consider latency. Typical web server usually does not work under extreme loads - and the users care more about how fast their page will open or will there be lags when playing the video. This is why latency is important and it’s important to keep it considerably low when increasing the overall load on your server.</text:p>
              <text:p text:style-name="P6"/>
              <text:p text:style-name="P6">You should make your resulsts reproducible - if you can’t replicate them, they’re not really meaningful and represent no real value.</text:p>
            </draw:text-box>
          </draw:frame>
        </presentation:notes>
      </draw:page>
      <draw:page draw:name="page12" draw:style-name="dp1" draw:master-page-name="Title_20__26__20_Subtitle">
        <draw:frame draw:name="Shape 37" presentation:style-name="pr1" draw:text-style-name="P2" draw:layer="layout" svg:width="40.854cm" svg:height="6.123cm" svg:x="3.825cm" svg:y="9.224cm" presentation:class="title" presentation:user-transformed="true">
          <draw:text-box>
            <text:p text:style-name="P1"><text:span text:style-name="T1">How we do it</text:span></text:p>
          </draw:text-box>
        </draw:frame>
        <draw:frame draw:name="Shape 38" presentation:style-name="pr3" draw:text-style-name="P16" draw:layer="layout" svg:width="45.162cm" svg:height="14.224cm" svg:x="3.86cm" svg:y="17.78cm" presentation:class="outline" presentation:user-transformed="true">
          <draw:text-box>
            <text:list text:style-name="L4">
              <text:list-item>
                <text:p text:style-name="P7"><text:span text:style-name="T12">Automatic system to benchmark every NGINX stable and mainline </text:span><text:span text:style-name="T12">release</text:span></text:p>
              </text:list-item>
              <text:list-item>
                <text:p text:style-name="P7"><text:span text:style-name="T12">For some projects, we test every commit</text:span></text:p>
              </text:list-item>
              <text:list-item>
                <text:p text:style-name="P7"><text:span text:style-name="T12">Covered tests:</text:span></text:p>
                <text:list>
                  <text:list-item>
                    <text:p text:style-name="P7"><text:span text:style-name="T12">Static files of different sizes: 0 B, 1 KB, 10 KB, 100 KB, 1 MB</text:span></text:p>
                  </text:list-item>
                  <text:list-item>
                    <text:p text:style-name="P7"><text:span text:style-name="T12">Client keepalive on/off</text:span></text:p>
                  </text:list-item>
                  <text:list-item>
                    <text:p text:style-name="P7"><text:span text:style-name="T12">Static data over TLS</text:span></text:p>
                  </text:list-item>
                  <text:list-item>
                    <text:p text:style-name="P7"><text:span text:style-name="T12">Proxying static data</text:span></text:p>
                  </text:list-item>
                </text:list>
              </text:list-item>
            </text:list>
          </draw:text-box>
        </draw:frame>
        <draw:frame draw:name="pasted-image.pdf" draw:style-name="gr1" draw:text-style-name="P3" draw:layer="layout" svg:width="21.168cm" svg:height="0.539cm" svg:x="3.978cm" svg:y="14.205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draw:text-box>
              <text:p text:style-name="P6"/>
              <text:p text:style-name="P6">So we at NGINX take high performance and scalability very seriously. We regularly do a lot of testing and benchmarking. We have an automatic system that does per-release and sometimes per-commits benchmarks and comparisons to older versions. The test cases include serving static files of different sizes, both with and without keep alive connections to the clients, tis with 1024/2048 key sizes, and proxying static files.</text:p>
              <text:p text:style-name="P6"/>
              <text:p text:style-name="P6"><text:s/>-per-release and (sometimes) per-commit automated benchmarks”</text:p>
              <text:p text:style-name="P6">- do a few different tests </text:p>
              <text:p text:style-name="P6"><text:s/>+ static files of different sizes</text:p>
              <text:p text:style-name="P6"><text:s/>+ keepalive on/off</text:p>
              <text:p text:style-name="P6"><text:s/>+ ssl with 1024/2048 keys</text:p>
              <text:p text:style-name="P6"><text:s/>+ proxying static files</text:p>
              <text:p text:style-name="P6">- we also test with some third-party modules because it helps finding problems in those</text:p>
              <text:p text:style-name="P6">- we also do one-time tests in specific scenarios where nginx is slower than it should be - which turns into patches in commits</text:p>
              <text:p text:style-name="P6">- we check of different OS, different architectures.</text:p>
              <text:p text:style-name="P6"/>
            </draw:text-box>
          </draw:frame>
        </presentation:notes>
      </draw:page>
      <draw:page draw:name="page13" draw:style-name="dp1" draw:master-page-name="Title_20__26__20_Subtitle">
        <office:forms form:automatic-focus="false" form:apply-design-mode="false"/>
        <draw:frame draw:name="Shape 37" presentation:style-name="pr1" draw:text-style-name="P2" draw:layer="layout" svg:width="40.854cm" svg:height="6.123cm" svg:x="3.825cm" svg:y="9.224cm" presentation:class="title" presentation:user-transformed="true">
          <draw:text-box>
            <text:p text:style-name="P1"><text:span text:style-name="T1">How we do it</text:span></text:p>
          </draw:text-box>
        </draw:frame>
        <draw:frame draw:name="Shape 38" presentation:style-name="pr3" draw:text-style-name="P16" draw:layer="layout" svg:width="39.748cm" svg:height="14.224cm" svg:x="3.86cm" svg:y="17.78cm" presentation:class="outline" presentation:user-transformed="true">
          <draw:text-box>
            <text:list text:style-name="L4">
              <text:list-item>
                <text:p text:style-name="P7"><text:span text:style-name="T12">We also test some third-party modules and actually found problems </text:span><text:span text:style-name="T12">due to high resource contention</text:span></text:p>
                <text:p text:style-name="P7"><text:span text:style-name="T12"/></text:p>
              </text:list-item>
              <text:list-item>
                <text:p text:style-name="P7"><text:span text:style-name="T12">We do one-time tests in specific scenarios where nginx is slower </text:span><text:span text:style-name="T12">than it should be, which result in code optimizations</text:span></text:p>
              </text:list-item>
            </text:list>
          </draw:text-box>
        </draw:frame>
        <draw:frame draw:name="pasted-image.pdf" draw:style-name="gr1" draw:text-style-name="P3" draw:layer="layout" svg:width="20.914cm" svg:height="0.539cm" svg:x="3.978cm" svg:y="14.205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draw:text-box>
              <text:p text:style-name="P6">We also test build with some third-party modules and actually found problems in those due to high resource contention</text:p>
              <text:p text:style-name="P6">We do one-time tests with some specific scenarios where nginx is slower than it should be, which then result in patches and code optimisations.</text:p>
            </draw:text-box>
          </draw:frame>
        </presentation:notes>
      </draw:page>
      <draw:page draw:name="page14" draw:style-name="dp1" draw:master-page-name="Title_20__26__20_Subtitle">
        <draw:frame draw:name="Shape 37" presentation:style-name="pr1" draw:text-style-name="P2" draw:layer="layout" svg:width="40.854cm" svg:height="6.123cm" svg:x="3.825cm" svg:y="9.224cm" presentation:class="title" presentation:user-transformed="true">
          <draw:text-box>
            <text:p text:style-name="P1"><text:span text:style-name="T1">Thank you!</text:span></text:p>
          </draw:text-box>
        </draw:frame>
        <draw:frame draw:name="pasted-image.pdf" draw:style-name="gr1" draw:text-style-name="P3" draw:layer="layout" svg:width="18.114cm" svg:height="0.539cm" svg:x="3.978cm" svg:y="14.205cm">
          <draw:image xlink:href="Pictures/10000201000001460000000A01D2E189.png" xlink:type="simple" xlink:show="embed" xlink:actuate="onLoad">
            <text:p/>
          </draw:image>
        </draw:frame>
        <draw:frame draw:name="Shape 37" presentation:style-name="pr1" draw:text-style-name="P2" draw:layer="layout" svg:width="40.854cm" svg:height="6.123cm" svg:x="22.138cm" svg:y="18.796cm" presentation:class="title" presentation:user-transformed="true">
          <draw:text-box>
            <text:p text:style-name="P1"><text:span text:style-name="T1">Questions?</text:span></text:p>
          </draw:text-box>
        </draw:frame>
        <draw:frame draw:name="pasted-image.pdf" draw:style-name="gr1" draw:text-style-name="P3" draw:layer="layout" svg:width="18.114cm" svg:height="0.539cm" svg:x="3.978cm" svg:y="14.206cm">
          <draw:image xlink:href="Pictures/10000201000001460000000A01D2E189.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Helvetica Light1" svg:font-family="'Helvetica Light'"/>
    <style:font-face style:name="Times-Roman" svg:font-family="Times-Roman" style:font-family-generic="roman"/>
    <style:font-face style:name="Helvetica3" svg:font-family="Helvetica" style:font-family-generic="swiss"/>
    <style:font-face style:name="Helvetica Light3" svg:font-family="'Helvetica Light'" style:font-family-generic="swiss"/>
    <style:font-face style:name="Arial Unicode MS1" svg:font-family="'Arial Unicode MS'" style:font-pitch="variable"/>
    <style:font-face style:name="Helvetica Light" svg:font-family="'Helvetica Light'" style:font-pitch="variable"/>
    <style:font-face style:name="Liberation Sans1" svg:font-family="'Liberation Sans'"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Helvetica Light4" svg:font-family="'Helvetica Light'"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ffff"/>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font-variant="normal" fo:text-transform="none" style:use-window-font-color="true" style:text-outline="false" style:text-line-through-style="none" style:text-line-through-type="none" style:font-name="Helvetica Light1" fo:font-family="'Helvetica Light'" fo:font-size="50pt" fo:letter-spacing="normal" fo:font-style="normal" fo:text-shadow="none" style:text-underline-style="none" fo:font-weight="normal" style:letter-kerning="true"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fo:font-variant="normal" fo:text-transform="none" style:text-line-through-style="none" style:text-line-through-type="none" style:font-name="Helvetica Light1" fo:font-family="'Helvetica Light'" fo:font-size="50pt" fo:letter-spacing="normal" fo:font-style="normal" style:text-underline-style="none" fo:font-weight="normal"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fo:font-variant="normal" fo:text-transform="none" style:text-line-through-style="none" style:text-line-through-type="none" style:font-name="Helvetica Light1" fo:font-family="'Helvetica Light'" fo:font-size="50pt" fo:letter-spacing="normal" fo:font-style="normal" style:text-underline-style="none" fo:font-weight="normal"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fo:font-variant="normal" fo:text-transform="none" style:text-line-through-style="none" style:text-line-through-type="none" style:font-name="Helvetica Light1" fo:font-family="'Helvetica Light'" fo:font-size="50pt" fo:letter-spacing="normal" fo:font-style="normal" style:text-underline-style="none" fo:font-weight="normal"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font-name="Helvetica Light1" fo:font-family="'Helvetica Light'" fo:font-size="50pt" fo:letter-spacing="normal" fo:font-style="normal" fo:text-shadow="none" style:text-underline-style="none" fo:font-weight="normal" style:letter-kerning="true"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485cm"/>
    </style:style>
    <style:style style:name="Mpr4" style:family="presentation" style:parent-style-name="Title_20__26__20_Sub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12pt"/>
    </style:style>
    <style:style style:name="MP5" style:family="paragraph">
      <style:paragraph-properties fo:text-align="start"/>
    </style:style>
    <style:style style:name="MP6" style:family="paragraph">
      <style:paragraph-properties fo:margin-left="0cm" fo:margin-right="0cm" fo:margin-top="0cm" fo:margin-bottom="0cm" fo:line-height="100%" fo:text-align="start" fo:text-indent="0cm">
        <style:tab-stops>
          <style:tab-stop style:position="0cm"/>
        </style:tab-stops>
      </style:paragraph-properties>
    </style:style>
    <style:style style:name="MP7" style:family="paragraph">
      <style:paragraph-properties fo:margin-left="0cm" fo:margin-right="0cm" fo:margin-top="0cm" fo:margin-bottom="0cm" fo:text-indent="0.635cm">
        <style:tab-stops>
          <style:tab-stop style:position="0cm"/>
        </style:tab-stops>
      </style:paragraph-properties>
    </style:style>
    <style:style style:name="MP8" style:family="paragraph">
      <style:paragraph-properties fo:margin-left="0cm" fo:margin-right="0cm" fo:margin-top="0cm" fo:margin-bottom="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P11" style:family="paragraph">
      <style:paragraph-properties fo:text-align="start" style:font-independent-line-spacing="true"/>
      <style:text-properties fo:font-size="44pt"/>
    </style:style>
    <style:style style:name="MP12"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style:text-line-through-style="none" style:text-line-through-type="none" style:font-name="Helvetica Light1" fo:font-size="112pt" fo:letter-spacing="normal" fo:font-style="normal" style:text-underline-style="none" fo:font-weight="normal" style:font-name-asian="Helvetica Light1" style:font-size-asian="112pt" style:font-style-asian="normal" style:font-weight-asian="normal" style:font-name-complex="Helvetica Light1" style:font-size-complex="112pt" style:font-style-complex="normal" style:font-weight-complex="normal"/>
    </style:style>
    <style:style style:name="MT3" style:family="text">
      <style:text-properties fo:font-variant="normal" fo:text-transform="none" style:text-line-through-style="none" style:text-line-through-type="none" style:font-name="Helvetica Light1" fo:font-size="44pt" fo:letter-spacing="normal" fo:font-style="normal" style:text-underline-style="none" fo:font-weight="normal" style:font-name-asian="Helvetica Light1" style:font-size-asian="44pt" style:font-style-asian="normal" style:font-weight-asian="normal" style:font-name-complex="Helvetica Light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40.877cm" svg:height="12.897cm" svg:x="13.428cm" svg:y="6.4cm" presentation:class="title" presentation:user-transformed="true">
        <draw:text-box>
          <text:p text:style-name="MP3"><text:span text:style-name="MT2">Click to edit the title text formatTitle Text</text:span></text:p>
        </draw:text-box>
      </draw:frame>
      <draw:frame draw:name="Shape 6" presentation:style-name="Mpr2" draw:text-style-name="MP11" draw:layer="backgroundobjects" svg:width="40.877cm" svg:height="4.414cm" svg:x="13.428cm" svg:y="19.64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p text:style-name="MP6"><text:span text:style-name="MT3">Seventh Outline LevelBody Level One</text:span></text:p>
          <text:p text:style-name="MP7"><text:span text:style-name="MT3">Body Level Two</text:span></text:p>
          <text:p text:style-name="MP8"><text:span text:style-name="MT3">Body Level Three</text:span></text:p>
          <text:p text:style-name="MP9"><text:span text:style-name="MT3">Body Level Four</text:span></text:p>
          <text:p text:style-name="MP10"><text:span text:style-name="MT3">Body Level Five</text:span></text:p>
        </draw:text-box>
      </draw:frame>
      <draw:frame draw:name="pasted-image.pdf" draw:style-name="Mgr3" draw:text-style-name="MP12" draw:layer="backgroundobjects" svg:width="85.059cm" svg:height="38.374cm" svg:x="-7.827cm" svg:y="-0.124cm">
        <draw:image xlink:href="Pictures/10000201000004B40000021F1B77C5B6.png" xlink:type="simple" xlink:show="embed" xlink:actuate="onLoad">
          <text:p/>
        </draw:image>
      </draw:frame>
      <presentation:notes style:page-layout-name="PM0">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23T01:00:30.424748000</dc:date>
    <meta:generator>LibreOffice/4.2.4.2$MacOSX_x86 LibreOffice_project/63150712c6d317d27ce2db16eb94c2f3d7b699f8</meta:generator>
    <meta:editing-duration>PT4H36M50S</meta:editing-duration>
    <meta:editing-cycles>3</meta:editing-cycles>
    <meta:document-statistic meta:object-count="90"/>
  </office:meta>
</office:document-meta>
</file>